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paragraph-rsid="0015a2e5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91a85" officeooo:paragraph-rsid="001ea49e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style="normal" style:font-size-asian="16pt" style:font-style-asian="normal" style:font-size-complex="16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text-properties officeooo:paragraph-rsid="00052e41"/>
    </style:style>
    <style:style style:name="P11" style:family="paragraph" style:parent-style-name="Standard">
      <style:text-properties officeooo:paragraph-rsid="000eba5a"/>
    </style:style>
    <style:style style:name="P12" style:family="paragraph" style:parent-style-name="Standard">
      <style:text-properties officeooo:paragraph-rsid="001487dd"/>
    </style:style>
    <style:style style:name="P13" style:family="paragraph" style:parent-style-name="Standard">
      <style:text-properties officeooo:paragraph-rsid="0015a2e5"/>
    </style:style>
    <style:style style:name="P14" style:family="paragraph" style:parent-style-name="Standard">
      <style:text-properties officeooo:paragraph-rsid="00164b61"/>
    </style:style>
    <style:style style:name="P15" style:family="paragraph" style:parent-style-name="Standard">
      <style:text-properties officeooo:rsid="00164b61" officeooo:paragraph-rsid="00164b61"/>
    </style:style>
    <style:style style:name="P16" style:family="paragraph" style:parent-style-name="Standard">
      <style:text-properties officeooo:rsid="000cf361" officeooo:paragraph-rsid="000eba5a"/>
    </style:style>
    <style:style style:name="P17" style:family="paragraph" style:parent-style-name="Standard">
      <style:text-properties officeooo:rsid="00052e41" officeooo:paragraph-rsid="00164b61"/>
    </style:style>
    <style:style style:name="P18" style:family="paragraph" style:parent-style-name="Standard">
      <style:text-properties officeooo:paragraph-rsid="00191a85"/>
    </style:style>
    <style:style style:name="P19" style:family="paragraph" style:parent-style-name="Standard">
      <style:text-properties officeooo:rsid="0019fa7d" officeooo:paragraph-rsid="001ea49e"/>
    </style:style>
    <style:style style:name="P20" style:family="paragraph" style:parent-style-name="Standard">
      <style:text-properties officeooo:rsid="001a2da0" officeooo:paragraph-rsid="001ea49e"/>
    </style:style>
    <style:style style:name="P21" style:family="paragraph" style:parent-style-name="Standard">
      <style:text-properties style:font-name="Liberation Sans" fo:font-size="12pt" officeooo:paragraph-rsid="001b83dd" style:font-size-asian="12pt" style:font-size-complex="12pt"/>
    </style:style>
    <style:style style:name="P22" style:family="paragraph" style:parent-style-name="Standard">
      <style:text-properties officeooo:paragraph-rsid="001c2157"/>
    </style:style>
    <style:style style:name="P23" style:family="paragraph" style:parent-style-name="Standard">
      <style:text-properties officeooo:rsid="001dbb6f" officeooo:paragraph-rsid="001dbb6f"/>
    </style:style>
    <style:style style:name="P24" style:family="paragraph" style:parent-style-name="Standard">
      <style:text-properties officeooo:paragraph-rsid="001ea49e"/>
    </style:style>
    <style:style style:name="P2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6pt" fo:font-style="normal" officeooo:rsid="0011e09d" officeooo:paragraph-rsid="0011e09d" style:font-size-asian="16pt" style:font-style-asian="normal" style:font-size-complex="16pt" style:font-style-complex="normal"/>
    </style:style>
    <style:style style:name="P2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6pt" fo:font-style="normal" officeooo:rsid="0011e09d" officeooo:paragraph-rsid="0013932e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6pt" fo:font-style="normal" fo:font-weight="bold" officeooo:rsid="0011e09d" officeooo:paragraph-rsid="0011e09d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Preformatted_20_Text">
      <style:text-properties officeooo:rsid="0019fa7d" officeooo:paragraph-rsid="001ea49e"/>
    </style:style>
    <style:style style:name="P29" style:family="paragraph" style:parent-style-name="Preformatted_20_Text">
      <style:text-properties officeooo:rsid="001a2da0" officeooo:paragraph-rsid="001ea49e"/>
    </style:style>
    <style:style style:name="P30" style:family="paragraph" style:parent-style-name="Preformatted_20_Text">
      <style:text-properties officeooo:paragraph-rsid="001ea49e"/>
    </style:style>
    <style:style style:name="P3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2" style:family="paragraph" style:parent-style-name="Standard">
      <style:text-properties officeooo:rsid="001fb5d0" officeooo:paragraph-rsid="001fb5d0"/>
    </style:style>
    <style:style style:name="P33" style:family="paragraph" style:parent-style-name="Standard">
      <style:text-properties fo:font-size="14pt" fo:font-weight="bold" officeooo:rsid="001fb5d0" officeooo:paragraph-rsid="001fb5d0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tyle="italic" officeooo:rsid="001fb5d0" officeooo:paragraph-rsid="001fb5d0" style:font-style-asian="italic" style:font-style-complex="italic"/>
    </style:style>
    <style:style style:name="P35" style:family="paragraph" style:parent-style-name="Standard">
      <style:text-properties officeooo:rsid="00225eb6" officeooo:paragraph-rsid="00225eb6"/>
    </style:style>
    <style:style style:name="P36" style:family="paragraph" style:parent-style-name="Standard">
      <style:text-properties officeooo:rsid="0026c0e6" officeooo:paragraph-rsid="0026c0e6"/>
    </style:style>
    <style:style style:name="P3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6pt" fo:font-style="normal" officeooo:rsid="0011e09d" officeooo:paragraph-rsid="0011e09d" style:font-size-asian="16pt" style:font-style-asian="normal" style:font-size-complex="16pt" style:font-style-complex="normal"/>
    </style:style>
    <style:style style:name="P38" style:family="paragraph" style:parent-style-name="Standard">
      <style:paragraph-properties fo:break-before="page"/>
      <style:text-properties fo:font-size="16pt" fo:font-weight="bold" officeooo:rsid="001fb5d0" officeooo:paragraph-rsid="001fb5d0" style:font-size-asian="16pt" style:font-weight-asian="bold" style:font-size-complex="16pt" style:font-weight-complex="bold"/>
    </style:style>
    <style:style style:name="P39" style:family="paragraph">
      <style:text-properties officeooo:rsid="001fb5d0" officeooo:paragraph-rsid="001fb5d0"/>
    </style:style>
    <style:style style:name="P40" style:family="paragraph" style:parent-style-name="Standard">
      <style:paragraph-properties fo:margin-top="0in" fo:margin-bottom="0in" loext:contextual-spacing="false" fo:line-height="100%"/>
      <style:text-properties style:font-name="DejaVu Sans Mono" fo:font-size="10.5pt" fo:font-weight="normal" officeooo:paragraph-rsid="00239b9a" style:font-name-asian="WenQuanYi Zen Hei Sharp1" style:font-size-asian="10.5pt" style:font-weight-asian="normal" style:font-name-complex="Lohit Devanagari2" style:font-size-complex="10.5pt" style:font-weight-complex="normal"/>
    </style:style>
    <style:style style:name="P41" style:family="paragraph" style:parent-style-name="Standard">
      <style:paragraph-properties fo:margin-top="0in" fo:margin-bottom="0in" loext:contextual-spacing="false" fo:line-height="100%"/>
      <style:text-properties style:font-name="DejaVu Sans Mono" fo:font-size="10.5pt" officeooo:paragraph-rsid="00239b9a" style:font-name-asian="WenQuanYi Zen Hei Sharp1" style:font-size-asian="10.5pt" style:font-name-complex="Lohit Devanagari2" style:font-size-complex="10.5pt"/>
    </style:style>
    <style:style style:name="P42" style:family="paragraph" style:parent-style-name="Standard">
      <style:paragraph-properties fo:margin-top="0in" fo:margin-bottom="0in" loext:contextual-spacing="false" fo:line-height="100%" style:border-line-width-bottom="0.0346in 0.0102in 0.0102in" fo:padding="0.0291in" fo:border-left="none" fo:border-right="none" fo:border-top="none" fo:border-bottom="4pt double #000000" style:join-border="false"/>
      <style:text-properties style:font-name="DejaVu Sans Mono" fo:font-size="10.5pt" officeooo:paragraph-rsid="002219e7" style:font-name-asian="WenQuanYi Zen Hei Sharp1" style:font-size-asian="10.5pt" style:font-name-complex="Lohit Devanagari2" style:font-size-complex="10.5pt"/>
    </style:style>
    <style:style style:name="P43" style:family="paragraph" style:parent-style-name="Preformatted_20_Text">
      <style:paragraph-properties fo:margin-top="0in" fo:margin-bottom="0.1965in" loext:contextual-spacing="false"/>
    </style:style>
    <style:style style:name="P44" style:family="paragraph" style:parent-style-name="Preformatted_20_Text">
      <style:paragraph-properties fo:margin-top="0in" fo:margin-bottom="0in" loext:contextual-spacing="false" fo:line-height="100%"/>
      <style:text-properties style:font-name="DejaVu Sans Mono" fo:font-size="10.5pt" officeooo:paragraph-rsid="00239b9a" style:font-name-asian="WenQuanYi Zen Hei Sharp1" style:font-size-asian="10.5pt" style:font-name-complex="Lohit Devanagari2" style:font-size-complex="10.5pt"/>
    </style:style>
    <style:style style:name="P45" style:family="paragraph" style:parent-style-name="Preformatted_20_Text">
      <style:paragraph-properties fo:margin-top="0in" fo:margin-bottom="0in" loext:contextual-spacing="false" fo:line-height="100%" style:border-line-width-bottom="0.0346in 0.0102in 0.0102in" fo:padding="0.0291in" fo:border-left="none" fo:border-right="none" fo:border-top="none" fo:border-bottom="4pt double #000000" style:join-border="false"/>
      <style:text-properties style:font-name="DejaVu Sans Mono" fo:font-size="10.5pt" style:font-name-asian="WenQuanYi Zen Hei Sharp1" style:font-size-asian="10.5pt" style:font-name-complex="Lohit Devanagari2" style:font-size-complex="10.5pt"/>
    </style:style>
    <style:style style:name="T1" style:family="text">
      <style:text-properties officeooo:rsid="001a5390"/>
    </style:style>
    <style:style style:name="T2" style:family="text">
      <style:text-properties officeooo:rsid="000cf361"/>
    </style:style>
    <style:style style:name="T3" style:family="text">
      <style:text-properties officeooo:rsid="00052e41"/>
    </style:style>
    <style:style style:name="T4" style:family="text">
      <style:text-properties officeooo:rsid="0005e663"/>
    </style:style>
    <style:style style:name="T5" style:family="text">
      <style:text-properties officeooo:rsid="00164b61"/>
    </style:style>
    <style:style style:name="T6" style:family="text">
      <style:text-properties officeooo:rsid="00176220"/>
    </style:style>
    <style:style style:name="T7" style:family="text">
      <style:text-properties officeooo:rsid="0019fa7d"/>
    </style:style>
    <style:style style:name="T8" style:family="text">
      <style:text-properties officeooo:rsid="001a2da0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officeooo:rsid="001ba28a"/>
    </style:style>
    <style:style style:name="T11" style:family="text">
      <style:text-properties officeooo:rsid="001c2157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officeooo:rsid="001fb5d0"/>
    </style:style>
    <style:style style:name="T14" style:family="text">
      <style:text-properties officeooo:rsid="00225eb6"/>
    </style:style>
    <style:style style:name="T15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Quick Directory</text:p>
      <text:p text:style-name="P8">For NOC Team</text:p>
      <text:p text:style-name="P3"/>
      <text:p text:style-name="P3">How to call</text:p>
      <text:p text:style-name="Preformatted_20_Text"/>
      <text:p text:style-name="Preformatted_20_Text">9#XXXXX //Where XXXXX=Five digits number (Personal Access Code), <text:span text:style-name="T14">then the number</text:span></text:p>
      <text:p text:style-name="Preformatted_20_Text"/>
      <text:p text:style-name="Preformatted_20_Text">Example</text:p>
      <text:p text:style-name="Preformatted_20_Text">1 + # for calls to USA</text:p>
      <text:p text:style-name="Preformatted_20_Text">01152 + 10 digit # for calls to a Home Mexican phone</text:p>
      <text:p text:style-name="P43">011521 + 10 digit # for calls to a Mexican cellphone</text:p>
      <text:p text:style-name="P45"/>
      <text:p text:style-name="P44">******************************************************************************</text:p>
      <text:p text:style-name="P44">************ Office phone: +1 310 752-5800 Evolve Media Directory ************</text:p>
      <text:p text:style-name="P40">****************** <text:span text:style-name="T15">PRIMARY 24x7 NOC Hotline # 310 752 5750 </text:span>*******************</text:p>
      <text:p text:style-name="P42">******************************************************************************</text:p>
      <text:p text:style-name="P41"/>
      <text:p text:style-name="P3">Internet Service Provider Support</text:p>
      <text:p text:style-name="Standard"/>
      <text:p text:style-name="Standard">Contact Telmex CARE at 01 800 0077700</text:p>
      <text:p text:style-name="Standard">Reference: F50-1305-0008</text:p>
      <text:p text:style-name="Standard">Public IP of the router 187.141.174.66 and 187.141.174.65</text:p>
      <text:p text:style-name="Standard"/>
      <text:p text:style-name="P5">PEAK </text:p>
      <text:p text:style-name="P24"><text:span text:style-name="T7">Support </text:span>email: <text:span text:style-name="T7"><text:s/></text:span><text:a xlink:type="simple" xlink:href="mailto:support@peakhosting.com" text:style-name="Internet_20_link" text:visited-style-name="Visited_20_Internet_20_Link"><text:span text:style-name="T7">support@peakhosting.com</text:span></text:a><text:span text:style-name="T7"> (ticket is automatically generated and assigned)</text:span></text:p>
      <text:p text:style-name="P24"><text:span text:style-name="T7">Phone: </text:span>888-476-7325</text:p>
      <text:p text:style-name="P19"/>
      <text:section text:style-name="Sect1" text:name="Section8">
        <text:p text:style-name="P30">Chris Akans</text:p>
        <text:p text:style-name="P30"><text:span text:style-name="T8">Title: </text:span>Technical Account Manager</text:p>
        <text:p text:style-name="P19">email: <text:a xlink:type="simple" xlink:href="mailto:cakans@peakhosting.com" text:style-name="Internet_20_link" text:visited-style-name="Visited_20_Internet_20_Link">cakans@peakhosting.com</text:a></text:p>
        <text:p text:style-name="P28">Phone: 503-853-4160</text:p>
        <text:p text:style-name="P28"/>
        <text:p text:style-name="P28">Lucas Hassing</text:p>
        <text:p text:style-name="P30"><text:span text:style-name="T8">Title: </text:span>Systems Engineer</text:p>
        <text:p text:style-name="P29">email: <text:a xlink:type="simple" xlink:href="mailto:lhassing@peakhosting.com" text:style-name="Internet_20_link" text:visited-style-name="Visited_20_Internet_20_Link">lhassing@peakhosting.com</text:a></text:p>
        <text:p text:style-name="P29"/>
        <text:p text:style-name="P19">Justin Cucciare</text:p>
        <text:p text:style-name="P24"><text:span text:style-name="T8">Title: </text:span>Customer Engineer</text:p>
        <text:p text:style-name="P20">email: <text:a xlink:type="simple" xlink:href="mailto:jcucciare@peakhosting.com" text:style-name="Internet_20_link" text:visited-style-name="Visited_20_Internet_20_Link">jcucciare@peakhosting.com</text:a></text:p>
        <text:p text:style-name="P20"/>
        <text:p text:style-name="P20">Joshua Schmidlkofer</text:p>
        <text:p text:style-name="P24"><text:span text:style-name="T8">Title: </text:span>Customer Engineer</text:p>
        <text:p text:style-name="P20">email: <text:a xlink:type="simple" xlink:href="mailto:jschmidlkofer@peakhosting.com" text:style-name="Internet_20_link" text:visited-style-name="Visited_20_Internet_20_Link">jschmidlkofer@peakhosting.com</text:a></text:p>
        <text:p text:style-name="P20">Jed Needle</text:p>
        <text:p text:style-name="P24"><text:span text:style-name="T8">Title: </text:span>Customer Engineer</text:p>
        <text:p text:style-name="P20">email: <text:a xlink:type="simple" xlink:href="mailto:jneedle@peakhosting.com" text:style-name="Internet_20_link" text:visited-style-name="Visited_20_Internet_20_Link">jneedle@peakhosting.com</text:a></text:p>
        <text:p text:style-name="P20"/>
        <text:p text:style-name="P35">Thomas Magee </text:p>
        <text:p text:style-name="P35">Title: Customer Engineer Manager</text:p>
        <text:p text:style-name="P35">email: <text:a xlink:type="simple" xlink:href="mailto:tmagee@peakhosting.com" text:style-name="Internet_20_link" text:visited-style-name="Visited_20_Internet_20_Link">tmagee@peakhosting.com</text:a></text:p>
        <text:p text:style-name="P35">Phone: 503-784-2285</text:p>
        <text:p text:style-name="P35"/>
        <text:p text:style-name="P36">Bart Tatum</text:p>
        <text:p text:style-name="P36">Title: Systems Engineer</text:p>
        <text:p text:style-name="P36">email: <text:a xlink:type="simple" xlink:href="mailto:btatum@peakhosting.com" text:style-name="Internet_20_link" text:visited-style-name="Visited_20_Internet_20_Link">btatum@peakhosting.com</text:a></text:p>
        <text:p text:style-name="P36">Phone: 98653218689</text:p>
        <text:p text:style-name="P36"/>
      </text:section>
      <text:p text:style-name="Standard"><text:soft-page-break/><text:span text:style-name="T12">Building HMO Staff</text:span></text:p>
      <text:p text:style-name="Standard"/>
      <text:p text:style-name="Standard">Camino Juarez</text:p>
      <text:p text:style-name="Standard">email: c<text:span text:style-name="T3">amino.juarez</text:span>@<text:span text:style-name="T3">intugo.co</text:span></text:p>
      <text:p text:style-name="Standard">Office phone: + 1 520 618 3029 Ext. 1026</text:p>
      <text:p text:style-name="Standard">Mobile Phone: 662 318 6126</text:p>
      <text:p text:style-name="Standard">Secondary Phone: + <text:s/>52 <text:s/>662 212 24 43</text:p>
      <text:p text:style-name="Standard"/>
      <text:p text:style-name="Standard">Tania Fu</text:p>
      <text:p text:style-name="P10">email: t<text:span text:style-name="T3">ania.</text:span>fu@<text:span text:style-name="T3">intugo.co</text:span></text:p>
      <text:p text:style-name="P10">Office phone: + 1 520 618 3029 Ext. 1210 </text:p>
      <text:p text:style-name="Standard">Mobile Phone: + <text:s/>52 <text:s/>662 216 60 37</text:p>
      <text:p text:style-name="Standard">Secondary Phone: + <text:s/>52 <text:s/>662 212 24 43</text:p>
      <text:p text:style-name="Standard"/>
      <text:p text:style-name="Standard">Maura Madonia</text:p>
      <text:p text:style-name="Standard">email: <text:span text:style-name="T3">maura.</text:span>madonia@<text:span text:style-name="T3">intugo.co</text:span></text:p>
      <text:p text:style-name="Standard">Office phone: + 1 520 618 3029 <text:s/>Ext. 1232</text:p>
      <text:p text:style-name="Standard">Mobile Phone: + <text:s/>52 <text:s/>662 216 60 37</text:p>
      <text:p text:style-name="Standard">Secondary Phone: <text:s/>+ <text:s/>52 <text:s/>662 212 24 43 </text:p>
      <text:p text:style-name="Standard"/>
      <text:p text:style-name="Standard"/>
      <text:p text:style-name="P3">Database Administrators</text:p>
      <text:p text:style-name="Standard">group email: dba@evolvemediallc.com</text:p>
      <text:p text:style-name="Standard"/>
      <text:section text:style-name="Sect2" text:name="Section3">
        <text:section text:style-name="Sect1" text:name="Section2">
          <text:p text:style-name="Standard">Omar Rivera</text:p>
          <text:p text:style-name="Standard">email: omar.rivera@evolvemediallc.com</text:p>
          <text:p text:style-name="Standard">Alternative email: omarfranciscor@hotmail.com</text:p>
          <text:p text:style-name="Standard">Office phone: (310) 752-5800 ,, x6015</text:p>
          <text:p text:style-name="Standard">Mobile Phone: 52-662-1374319</text:p>
          <text:p text:style-name="Standard">Secondary Phone: 52+662-260-68-23</text:p>
          <text:p text:style-name="Standard"/>
          <text:p text:style-name="P12">Sebastien Dejean</text:p>
          <text:p text:style-name="P12">email: <text:a xlink:type="simple" xlink:href="mailto:Sebastien.Dejean@evolvemediallc.com" text:style-name="Internet_20_link" text:visited-style-name="Visited_20_Internet_20_Link">Sebastien.Dejean@evolvemediallc.com</text:a></text:p>
          <text:p text:style-name="P12">Alternative email: sdejean2298@gmail.com</text:p>
          <text:p text:style-name="P12">Office phone: (310) 449-1890 ,, x8368</text:p>
          <text:p text:style-name="P12">Mobile Phone: (626) 272-2913</text:p>
          <text:p text:style-name="P12"/>
          <text:p text:style-name="P12">Susana Salazar</text:p>
          <text:p text:style-name="P12">email: <text:a xlink:type="simple" xlink:href="mailto:susana.salazar@evolvemediallc.com" text:style-name="Internet_20_link" text:visited-style-name="Visited_20_Internet_20_Link">susana.salazar@evolvemediallc.com</text:a></text:p>
          <text:p text:style-name="P12">Alternative email: zucorreo@gmail.com</text:p>
          <text:p text:style-name="P12">Office phone: (310) 752-5800 ,, x6020</text:p>
          <text:p text:style-name="P12">Mobile Phone: 521 (662) 205-58-54</text:p>
          <text:p text:style-name="P21"><text:span text:style-name="T10">Secondary (House): </text:span><text:span text:style-name="T9">262 7182</text:span></text:p>
          <text:p text:style-name="Standard"/>
          <text:p text:style-name="Standard">Daniel Durand</text:p>
          <text:p text:style-name="Standard">email: <text:a xlink:type="simple" xlink:href="mailto:daniel.durand@evolvemediallc.com" text:style-name="Internet_20_link" text:visited-style-name="Visited_20_Internet_20_Link">daniel.durand@evolvemediallc.com</text:a></text:p>
          <text:p text:style-name="Standard">Alternative email: daniel.durand@gmail.com</text:p>
          <text:p text:style-name="Standard">Office phone: (310) 752-5800 ,, x<text:span text:style-name="T6">6063</text:span></text:p>
          <text:p text:style-name="P23">Mobile Phone 52-(662)-386-7742</text:p>
          <text:p text:style-name="Standard">Secondary Phone: 52+ 662-262-65-66</text:p>
          <text:p text:style-name="Standard"/>
          <text:p text:style-name="Standard">Veronika Burnett</text:p>
          <text:p text:style-name="Standard">email: veronika.burnett@evolvemediallc.com</text:p>
          <text:p text:style-name="Standard">Office phone: (310) 449-1890 ,, x8299</text:p>
          <text:p text:style-name="Standard">Mobile Phone: 540.818.6718</text:p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</text:section>
        <text:p text:style-name="P18"/>
      </text:section>
      <text:p text:style-name="P2">Information Technology</text:p>
      <text:p text:style-name="Standard">group email: internal_it@evolvemediallc.com</text:p>
      <text:p text:style-name="Standard"/>
      <text:section text:style-name="Sect1" text:name="Section4">
        <text:p text:style-name="Standard">Paul Kelly</text:p>
        <text:p text:style-name="Standard">email: paul.kelly@evolvemediallc.com</text:p>
        <text:p text:style-name="Standard">Office phone: (310) 449-1890 ,, x8320</text:p>
        <text:p text:style-name="Standard">Mobile Phone: 310.809.0689</text:p>
        <text:p text:style-name="Standard"/>
        <text:p text:style-name="Standard">Kent Stauffer</text:p>
        <text:p text:style-name="Standard">email: Kent.Stauffer@evolvemediallc.com</text:p>
        <text:p text:style-name="Standard">Office phone: (310) 449-1890 ,, x8256</text:p>
        <text:p text:style-name="Standard">Mobile Phone: 310.595.4071</text:p>
        <text:p text:style-name="Standard"/>
        <text:p text:style-name="Standard">Neal Hinerman</text:p>
        <text:p text:style-name="Standard">email: neal.hinerman@evolvemediallc.com</text:p>
        <text:p text:style-name="Standard">Office phone: (310) 449-1890 ,, x8296</text:p>
        <text:p text:style-name="Standard">Mobile Phone: 720-979-1093</text:p>
        <text:p text:style-name="Standard"/>
        <text:p text:style-name="Standard"/>
        <text:p text:style-name="Standard"/>
        <text:p text:style-name="Standard"/>
        <text:p text:style-name="Standard"/>
      </text:section>
      <text:p text:style-name="P3">Other People to Contact</text:p>
      <text:p text:style-name="Standard"/>
      <text:section text:style-name="Sect1" text:name="Section5">
        <text:section text:style-name="Sect1" text:name="Section1">
          <text:p text:style-name="P15">Zmer Andranigian</text:p>
          <text:p text:style-name="P14">Title: Vice President, Technical Operations</text:p>
          <text:p text:style-name="P14">email: <text:span text:style-name="T5">zmer.andranigian@evolvemediallc.com</text:span></text:p>
          <text:p text:style-name="P14">Office phone: (310) 449-1890 ,, x8212</text:p>
          <text:p text:style-name="P14">Mobile Phone: <text:span text:style-name="T5">424.653.9385</text:span></text:p>
          <text:p text:style-name="P14"/>
          <text:p text:style-name="P16">David Denton</text:p>
          <text:p text:style-name="P11">Title: <text:span text:style-name="T2">Vice President, Product Management</text:span></text:p>
          <text:p text:style-name="P11">email: <text:span text:style-name="T2">David.Denton@evolvemediallc.com</text:span></text:p>
          <text:p text:style-name="P11">Office phone: <text:span text:style-name="T2">(310) 828-0056 ,, x8295</text:span></text:p>
          <text:p text:style-name="P11">Mobile Phone: <text:span text:style-name="T2">310.346.6557</text:span></text:p>
          <text:p text:style-name="P14"/>
          <text:p text:style-name="P17">Travlin McCormack</text:p>
          <text:p text:style-name="P14">Title: Chief Technology Officer</text:p>
          <text:p text:style-name="P14">email: <text:a xlink:type="simple" xlink:href="mailto:Travlin.McCormack@evolvemediallc.com" text:style-name="Internet_20_link" text:visited-style-name="Visited_20_Internet_20_Link"><text:span text:style-name="T4">Travlin.McCormack@evolvemediallc.com</text:span></text:a></text:p>
          <text:p text:style-name="P14">Office phone: (310) 449-1890 ,, x82<text:span text:style-name="T3">82</text:span></text:p>
          <text:p text:style-name="P14">Mobile Phone: (310) 433-4524</text:p>
          <text:p text:style-name="P14"/>
          <text:p text:style-name="P15">Windstream/Paetec</text:p>
          <text:p text:style-name="P15">Phone: 1 877 340 25 55</text:p>
          <text:p text:style-name="P15">Customer: EVOLVE MEDIA , LLC- LA</text:p>
          <text:p text:style-name="P15">Account Number: 2502631</text:p>
          <text:p text:style-name="P15">Address: 5140 West <text:span text:style-name="T1">Goldleaf</text:span> Circle</text:p>
        </text:section>
        <text:p text:style-name="P4">Configuration Management</text:p>
        <text:p text:style-name="P13"/>
        <text:p text:style-name="P4"/>
      </text:section>
      <text:p text:style-name="Standard">group email: configurationmanagement@evolvemediallc.com</text:p>
      <text:p text:style-name="Standard"/>
      <text:section text:style-name="Sect1" text:name="Section6">
        <text:p text:style-name="P12">Fletcher Davis</text:p>
        <text:p text:style-name="P12">email: Fletcher.Davis@evolvemediallc.com</text:p>
        <text:p text:style-name="P12">Office phone: (310) 449-1890 ,, x8345</text:p>
        <text:p text:style-name="P12">Mobile Phone: 760-553-4753</text:p>
        <text:p text:style-name="P12"/>
        <text:p text:style-name="P12">Matthew Dillon</text:p>
        <text:p text:style-name="P12">email: matthew.dillon@evolvemediallc.com</text:p>
        <text:p text:style-name="P12">Office phone: (310) 449-1890 ,, x8335</text:p>
        <text:p text:style-name="P12">Mobile Phone: 310-463-0229</text:p>
        <text:p text:style-name="Standard">Chris Haggstrom</text:p>
        <text:p text:style-name="P10">email: Chris.Haggstrom@evolvemediallc.com </text:p>
        <text:p text:style-name="Standard">Alternative email: chaggstrom@mac.com</text:p>
        <text:p text:style-name="Standard">Office phone: (310) 449-1890 ,, x8357</text:p>
        <text:p text:style-name="Standard">Mobile Phone: (310) 403-1363</text:p>
        <text:p text:style-name="Standard"/>
        <text:p text:style-name="Standard"/>
        <text:p text:style-name="Standard"/>
      </text:section>
      <text:p text:style-name="P2">NOC Team</text:p>
      <text:p text:style-name="Standard">group email: noc@evolvemediallc.com</text:p>
      <text:p text:style-name="Standard">PRIMARY 24x7 NOC Hotline # 310 752 5750</text:p>
      <text:p text:style-name="Standard">Office phone (Mexican): 662-212-3331</text:p>
      <text:p text:style-name="Standard"/>
      <text:section text:style-name="Sect1" text:name="Section7">
        <text:p text:style-name="Standard">Francisco Bernal</text:p>
        <text:p text:style-name="Standard">email: francisco.bernal@evolvemediallc.com</text:p>
        <text:p text:style-name="Standard">Alternative email: febernal@gmail.com</text:p>
        <text:p text:style-name="Standard">Office phone: (310) 752-5800 ,, x6025</text:p>
        <text:p text:style-name="Standard">Mobile Phone: 6621279669</text:p>
        <text:p text:style-name="Standard"/>
        <text:p text:style-name="Standard">Rodolfo Angel</text:p>
        <text:p text:style-name="Standard">email: rodolfo.angel@evolvemediallc.com</text:p>
        <text:p text:style-name="Standard">Office phone: (310) 752-5800 ,, x6024</text:p>
        <text:p text:style-name="Standard">Mobile Phone: +52 1 (662)848-0235</text:p>
        <text:p text:style-name="Standard"/>
        <text:p text:style-name="Standard">Ivan Pena</text:p>
        <text:p text:style-name="Standard">email: Ivan.Pena@evolvemediallc.com</text:p>
        <text:p text:style-name="Standard">Alternative email: ivandejesus@gmail.com</text:p>
        <text:p text:style-name="Standard">Office phone: (310) 752-5800 ,, x6079</text:p>
        <text:p text:style-name="Standard">Mobile Phone: +52 1 (662)948-7732</text:p>
        <text:p text:style-name="Standard"/>
        <text:p text:style-name="Standard">Rey Estrada</text:p>
        <text:p text:style-name="Standard">email: rey.estrada@evolvemediallc.com</text:p>
        <text:p text:style-name="Standard">Alternative email: reyarmando@gmail.com</text:p>
        <text:p text:style-name="Standard">Office phone: (310) 752-5800 ,, x6077</text:p>
        <text:p text:style-name="Standard">Mobile Phone: +52 1 (662) 291 4961</text:p>
        <text:p text:style-name="Standard"/>
        <text:p text:style-name="Standard">Eduardo Vazquez</text:p>
        <text:p text:style-name="Standard">email: eduardo.vazquez@evolvemediallc.com</text:p>
        <text:p text:style-name="Standard">Office phone: (310) 752-5800 ,, x6053</text:p>
        <text:p text:style-name="Standard">Mobile Phone: +52 <text:span text:style-name="T14">1 (662) 348 7080</text:span></text:p>
        <text:p text:style-name="Standard"/>
        <text:p text:style-name="Standard"/>
        <text:p text:style-name="Standard"/>
        <text:p text:style-name="Standard"/>
        <text:p text:style-name="Standard">Jose Bustamante</text:p>
        <text:p text:style-name="Standard">email: jose.bustamante@evolvemediallc.com</text:p>
        <text:p text:style-name="Standard">Office phone: (310) 752-5800 ,, x6030</text:p>
        <text:p text:style-name="Standard">Mobile Phone: +52 1 (662)221-4307</text:p>
        <text:p text:style-name="Standard"/>
        <text:p text:style-name="Standard">Israel Fimbres</text:p>
        <text:p text:style-name="Standard">email: Israel.Fimbres@evolvemediallc.com</text:p>
        <text:p text:style-name="Standard">Office phone: (310) 752-5800 ,, x6081</text:p>
        <text:p text:style-name="Standard">Mobile Phone: +52 1 (662)328-1529</text:p>
        <text:p text:style-name="Standard"/>
        <text:p text:style-name="Standard">Roberto Carreon</text:p>
        <text:p text:style-name="Standard">email: roberto.carreon@evolvemediallc.com</text:p>
        <text:p text:style-name="Standard">Office phone: (310) 752-5800 ,, x6011</text:p>
        <text:p text:style-name="P10">Mobile Phone: +52 1 (662) <text:span text:style-name="T14">239 8643</text:span></text:p>
        <text:p text:style-name="Standard"/>
        <text:p text:style-name="Standard"><text:span text:style-name="T3">Pedro</text:span> Gonzalez</text:p>
        <text:p text:style-name="Standard">email: <text:span text:style-name="T3">pedro</text:span>.gonzalez@evolvemediallc.com</text:p>
        <text:p text:style-name="P22"><text:span text:style-name="T11">A</text:span>lternative email: <text:span text:style-name="T11">pedroi.gonzalezf</text:span>@gmail.com</text:p>
        <text:p text:style-name="Standard">*Office phone: (310) 752-5800 ,, x<text:span text:style-name="T11">8210</text:span></text:p>
        <text:p text:style-name="P10">Mobile Phone: +52 <text:span text:style-name="T3">1 (662)111-8016</text:span></text:p>
        <text:p text:style-name="Standard"/>
        <text:p text:style-name="Standard">Miguel Pelayo</text:p>
        <text:p text:style-name="Standard">email: miguel.pelayo@evolvemediallc.com</text:p>
        <text:p text:style-name="Standard">Office phone: (310) 752-5800 ,, x6046</text:p>
        <text:p text:style-name="Standard">Mobile Phone: +52 1 (662)180-2088</text:p>
        <text:p text:style-name="Standard">Secondary Phone: +52 (662)250-1830</text:p>
        <text:p text:style-name="Standard"/>
        <text:p text:style-name="P23">Carlos David Alarcon</text:p>
        <text:p text:style-name="P23">email: <text:a xlink:type="simple" xlink:href="mailto:david.alarcon@evolvemediallc.com" text:style-name="Internet_20_link" text:visited-style-name="Visited_20_Internet_20_Link">david.alarcon@evolvemediallc.com</text:a></text:p>
        <text:p text:style-name="P23">Alternative email: <text:a xlink:type="simple" xlink:href="mailto:alarcon78@gmail.com" text:style-name="Internet_20_link" text:visited-style-name="Visited_20_Internet_20_Link">alarcon78@gmail.com</text:a></text:p>
        <text:p text:style-name="P23">Mobile Phone: +52 1 (668)105-2034</text:p>
      </text:section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7"><text:soft-page-break/>Extra Notes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6"/>
      <text:p text:style-name="P25"/>
      <text:p text:style-name="P25"/>
      <text:p text:style-name="P38">Developers Holiday Coverage 2015</text:p>
      <text:p text:style-name="P32"/>
      <text:p text:style-name="P33">Titans</text:p>
      <text:p text:style-name="P32">28th -&gt; Julio Becerra<text:tab/><text:tab/>+521 (662) 318-6978 <text:tab/><text:tab/>juliobecerra@gmail.com</text:p>
      <text:p text:style-name="P32">29th -&gt; Francisco Gonzalez <text:tab/>+521 (662) 199-0649<text:tab/><text:tab/>gonpre@gmail.com</text:p>
      <text:p text:style-name="P32">30th -&gt; Diego Garcia<text:tab/><text:tab/>+521 (662) 128-7924<text:tab/><text:tab/>diegogm29@gmail.com</text:p>
      <text:p text:style-name="P32">31st -&gt; Diego Garcia<text:tab/><text:tab/>+521 (662) 128-7924<text:tab/><text:tab/>diegogm29@gmail.com</text:p>
      <text:p text:style-name="Standard"/>
      <text:p text:style-name="P34">If we're unable to contact them or the day is not listed, please contact Veronica Gilton</text:p>
      <text:p text:style-name="Standard"/>
      <text:p text:style-name="P32">Veronica Gilton</text:p>
      <text:p text:style-name="P32">veronica.gilton@evolvemediallc.com</text:p>
      <text:p text:style-name="P32">skype: beetlefish</text:p>
      <text:p text:style-name="P32">cell: 323-632-2483</text:p>
      <text:p text:style-name="P32"/>
      <text:p text:style-name="P32">This information can be found here as well: <text:a xlink:type="simple" xlink:href="http://docs.gnmedia.net/wiki/Titans_Holiday_Coverage_2015" text:style-name="Internet_20_link" text:visited-style-name="Visited_20_Internet_20_Link">http://docs.gnmedia.net/wiki/Titans_Holiday_Coverage_2015</text:a>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a5390"/>
    </style:style>
    <style:style style:name="MT2" style:family="text">
      <style:text-properties officeooo:rsid="001fb5d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Last Update: <text:span text:style-name="MT1">Wed</text:span> <text:span text:style-name="MT2">Dec</text:span> <text:span text:style-name="MT2">23</text:span>, 201<text:span text:style-name="MT1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y Estrada</meta:initial-creator>
    <meta:creation-date>2013-10-31T10:53:00</meta:creation-date>
    <dc:date>2015-12-23T04:14:02.651355976</dc:date>
    <meta:editing-duration>PT8H20M45S</meta:editing-duration>
    <meta:editing-cycles>71</meta:editing-cycles>
    <meta:generator>LibreOffice/4.4.5.2$Linux_X86_64 LibreOffice_project/40$Build-2</meta:generator>
    <meta:print-date>2015-12-23T03:34:11.744767594</meta:print-date>
    <meta:document-statistic meta:table-count="0" meta:image-count="0" meta:object-count="0" meta:page-count="6" meta:paragraph-count="205" meta:word-count="793" meta:character-count="6529" meta:non-whitespace-character-count="5914"/>
  </office:meta>
</office:document-meta>
</file>